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9.6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#ff7b59"/>
      <style:text-properties fo:color="#000000"/>
    </style:style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bugfix relatert til rotering og back button i AddActivity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nglete redesign av AddActivity og onLongClickListeners m.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funksjonalitet for å legge til lokale items uten å bruke sø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base real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å endringer på FirebaseAuth og implementering av signo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tte håndering av nye items til firebase fra AddActivity til MainActiv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å endring og sletting reflekterer forrige endring, fjerning av dupes og håndering av forskjellige listenr m.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, putt inn timene du brukte på å fikse checkbox her</text:p>
          </table:table-cell>
          <table:table-cell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kset så items blir pusha fra shoppinglist til fridgelist, og slettet etterpå. + små bug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 etter metoder for å hente ut dato som Date. Prøvde Calendar o.l, endte opp med SimpleDateFormat + sortering m.m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Finne bug som gjorde at items ble dupet når man gikk frem og tilbake flere ganger mellom fragments</text:p>
          </table:table-cell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7" office:value-type="string" calcext:value-type="string">
            <text:p>Dette tok utrolig lang tid å finne ut av fordi feilen lå et sted som det ikke var logisk å lete etter med det første. Innså ikke at det gjaldt generelt overalt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table:style-name="Default" office:value-type="string" calcext:value-type="string">
            <text:p>Funksjonalitet for å sjekke etter dato før items blir sendt til fridge</text:p>
          </table:table-cell>
          <table:table-cell table:style-name="Default"/>
          <table:table-cell table:style-name="Default" office:value-type="string" calcext:value-type="string">
            <text:p>??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gge til små UI funksjonaliteter (progressbar, items uten dato osv.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fix med firebase etter login (Lastet ikke før aktiviteten ble refreshet)</text:p>
          </table:table-cell>
          <table:table-cell office:value-type="string" calcext:value-type="string">
            <text:p>?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aktorering av kode og implementasjon av infoknapp (Var ikke I demonstrasjo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e sammen logo (aner ikke om dette skal med, helt okei om det ikke telles) (var ikke I demo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pe to delete og debugging for hvorfor søk ikke fungerer på api &lt; 27 (funka fint før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mulig bugfix for sletting av items etter sort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21:11:52.442840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0-19T15:59:58Z</meta:creation-date>
    <dc:date>2018-11-21T21:20:13.199255864</dc:date>
    <meta:editing-cycles>23</meta:editing-cycles>
    <meta:editing-duration>PT2H57M19S</meta:editing-duration>
    <meta:document-statistic meta:table-count="1" meta:cell-count="121" meta:object-count="0"/>
  </office:meta>
</office:document-meta>
</file>